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13de" officeooo:paragraph-rsid="001413de"/>
    </style:style>
    <style:style style:name="P4" style:family="paragraph" style:parent-style-name="Standard" style:list-style-name="L1">
      <style:text-properties style:text-line-through-style="solid" style:text-line-through-type="single" fo:language="en" fo:country="US" officeooo:rsid="001413de" officeooo:paragraph-rsid="001413de"/>
    </style:style>
    <style:style style:name="P5" style:family="paragraph" style:parent-style-name="Standard" style:list-style-name="L2">
      <style:text-properties style:text-line-through-style="solid" style:text-line-through-type="single" fo:language="en" fo:country="US" officeooo:rsid="00146002" officeooo:paragraph-rsid="00146002"/>
    </style:style>
    <style:style style:name="P6" style:family="paragraph" style:parent-style-name="Standard" style:list-style-name="L2">
      <style:text-properties style:text-line-through-style="solid" style:text-line-through-type="single" fo:language="en" fo:country="US" officeooo:rsid="001b8289" officeooo:paragraph-rsid="001b8289"/>
    </style:style>
    <style:style style:name="P7" style:family="paragraph" style:parent-style-name="Standard" style:list-style-name="L2">
      <style:text-properties style:text-line-through-style="solid" style:text-line-through-type="single" fo:language="en" fo:country="US" officeooo:rsid="001e9a4a" officeooo:paragraph-rsid="001e9a4a"/>
    </style:style>
    <style:style style:name="P8" style:family="paragraph" style:parent-style-name="Standard" style:list-style-name="L2">
      <style:text-properties officeooo:paragraph-rsid="003052d6"/>
    </style:style>
    <style:style style:name="P9" style:family="paragraph" style:parent-style-name="Standard" style:list-style-name="L2">
      <style:text-properties fo:language="en" fo:country="US" officeooo:rsid="00211f4e" officeooo:paragraph-rsid="00211f4e" fo:background-color="#66ff66"/>
    </style:style>
    <style:style style:name="P10" style:family="paragraph" style:parent-style-name="Standard" style:list-style-name="L2">
      <style:text-properties fo:language="en" fo:country="US" officeooo:rsid="00211f4e" officeooo:paragraph-rsid="0031ff48" fo:background-color="#66ff66"/>
    </style:style>
    <style:style style:name="P11" style:family="paragraph" style:parent-style-name="Standard" style:list-style-name="L2">
      <style:text-properties fo:language="en" fo:country="US" officeooo:rsid="002bf78a" officeooo:paragraph-rsid="002bf78a" fo:background-color="#66ff66"/>
    </style:style>
    <style:style style:name="P12" style:family="paragraph" style:parent-style-name="Standard" style:list-style-name="L2">
      <style:text-properties fo:language="en" fo:country="US" officeooo:rsid="0031ff48" officeooo:paragraph-rsid="0031ff48" fo:background-color="#66ff66"/>
    </style:style>
    <style:style style:name="P13" style:family="paragraph" style:parent-style-name="Standard" style:list-style-name="L2">
      <style:text-properties fo:language="en" fo:country="US" officeooo:rsid="0032e379" officeooo:paragraph-rsid="0032e379" fo:background-color="#66ff66"/>
    </style:style>
    <style:style style:name="P14" style:family="paragraph" style:parent-style-name="Standard" style:list-style-name="L2">
      <style:text-properties fo:language="en" fo:country="US" officeooo:rsid="00339337" officeooo:paragraph-rsid="00339337" fo:background-color="#66ff66"/>
    </style:style>
    <style:style style:name="P15" style:family="paragraph" style:parent-style-name="Standard" style:list-style-name="L2">
      <style:text-properties fo:language="en" fo:country="US" officeooo:rsid="003578d4" officeooo:paragraph-rsid="003578d4" fo:background-color="#66ff66"/>
    </style:style>
    <style:style style:name="P16" style:family="paragraph" style:parent-style-name="Standard" style:list-style-name="L2">
      <style:text-properties fo:language="en" fo:country="US" officeooo:rsid="0022315a" officeooo:paragraph-rsid="0022315a"/>
    </style:style>
    <style:style style:name="P17" style:family="paragraph" style:parent-style-name="Standard" style:list-style-name="L2">
      <style:text-properties fo:language="en" fo:country="US" officeooo:rsid="0022a670" officeooo:paragraph-rsid="0022a670"/>
    </style:style>
    <style:style style:name="P18" style:family="paragraph" style:parent-style-name="Standard" style:list-style-name="L2">
      <style:text-properties fo:language="en" fo:country="US" officeooo:rsid="00258add" officeooo:paragraph-rsid="00258add"/>
    </style:style>
    <style:style style:name="P19" style:family="paragraph" style:parent-style-name="Standard" style:list-style-name="L2">
      <style:text-properties fo:language="en" fo:country="US" officeooo:rsid="002a9f8d" officeooo:paragraph-rsid="002a9f8d"/>
    </style:style>
    <style:style style:name="P20" style:family="paragraph" style:parent-style-name="Standard" style:list-style-name="L2">
      <style:text-properties fo:language="en" fo:country="US" officeooo:rsid="003052d6" officeooo:paragraph-rsid="003052d6" fo:background-color="#00cc00"/>
    </style:style>
    <style:style style:name="P21" style:family="paragraph" style:parent-style-name="Standard" style:list-style-name="L2">
      <style:text-properties fo:language="en" fo:country="US" officeooo:rsid="0032e379" officeooo:paragraph-rsid="0032e379"/>
    </style:style>
    <style:style style:name="P22" style:family="paragraph" style:parent-style-name="Standard" style:list-style-name="L2">
      <style:text-properties fo:language="en" fo:country="US" officeooo:rsid="00339337" officeooo:paragraph-rsid="00339337"/>
    </style:style>
    <style:style style:name="P23" style:family="paragraph" style:parent-style-name="Standard" style:list-style-name="L2">
      <style:text-properties fo:language="en" fo:country="US" officeooo:rsid="0036f29e" officeooo:paragraph-rsid="0036f29e"/>
    </style:style>
    <style:style style:name="P24" style:family="paragraph" style:parent-style-name="Standard" style:list-style-name="L2">
      <style:text-properties fo:language="en" fo:country="US" officeooo:rsid="00211f4e" officeooo:paragraph-rsid="00211f4e"/>
    </style:style>
    <style:style style:name="P25" style:family="paragraph" style:parent-style-name="Standard" style:list-style-name="L2">
      <style:text-properties fo:language="en" fo:country="US" officeooo:rsid="001413de" officeooo:paragraph-rsid="001413de"/>
    </style:style>
    <style:style style:name="P26" style:family="paragraph" style:parent-style-name="Standard" style:list-style-name="L2">
      <style:text-properties fo:language="en" fo:country="US" officeooo:rsid="001b8289" officeooo:paragraph-rsid="001b8289"/>
    </style:style>
    <style:style style:name="P27" style:family="paragraph" style:parent-style-name="Standard" style:list-style-name="L2">
      <style:text-properties fo:language="en" fo:country="US" officeooo:paragraph-rsid="001413de"/>
    </style:style>
    <style:style style:name="P28" style:family="paragraph" style:parent-style-name="Standard">
      <style:text-properties fo:language="en" fo:country="US" officeooo:rsid="00379a59" officeooo:paragraph-rsid="00379a59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officeooo:rsid="001ce29f"/>
    </style:style>
    <style:style style:name="T3" style:family="text">
      <style:text-properties officeooo:rsid="0023edd8"/>
    </style:style>
    <style:style style:name="T4" style:family="text">
      <style:text-properties officeooo:rsid="0026e75f"/>
    </style:style>
    <style:style style:name="T5" style:family="text">
      <style:text-properties fo:language="en" fo:country="US" officeooo:rsid="003052d6" fo:background-color="#00cc00" loext:char-shading-value="0"/>
    </style:style>
    <style:style style:name="T6" style:family="text">
      <style:text-properties officeooo:rsid="002d60cc"/>
    </style:style>
    <style:style style:name="T7" style:family="text">
      <style:text-properties fo:background-color="#00cc00" loext:char-shading-value="0"/>
    </style:style>
    <style:style style:name="T8" style:family="text">
      <style:text-properties officeooo:rsid="0031ff48"/>
    </style:style>
    <style:style style:name="T9" style:family="text">
      <style:text-properties style:text-position="super 58%"/>
    </style:style>
    <style:style style:name="T10" style:family="text">
      <style:text-properties officeooo:rsid="00379a59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style:text-line-through-style="solid" style:text-line-through-type="single" officeooo:rsid="00379a5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Gabriel Staples</text:p>
      <text:p text:style-name="P2"/>
      <text:list xml:id="list1984298262" text:style-name="L1">
        <text:list-item>
          <text:p text:style-name="P4">202002:</text:p>
        </text:list-item>
      </text:list>
      <text:list xml:id="list1499579865" text:style-name="L2">
        <text:list-item>
          <text:list>
            <text:list-item>
              <text:p text:style-name="P5">In git sync script (eRCaGuy_dotfiles/useful_scripts/sync_git_repo_to_build_machine.sh):</text:p>
              <text:list>
                <text:list-item>
                  <text:p text:style-name="P5">move definitions to top and running code to bottom</text:p>
                </text:list-item>
                <text:list-item>
                  <text:p text:style-name="P5">clean up the sourcing at the top, and the means of sourcing</text:p>
                </text:list-item>
                <text:list-item>
                  <text:p text:style-name="P5">rename script to “sync_git_repo_from_pc1_to_pc2.sh”</text:p>
                </text:list-item>
              </text:list>
            </text:list-item>
          </text:list>
        </text:list-item>
        <text:list-item>
          <text:p text:style-name="P6">20200523:</text:p>
          <text:list>
            <text:list-item>
              <text:p text:style-name="P6">NEXT:</text:p>
              <text:list>
                <text:list-item>
                  <text:p text:style-name="P6">Continue working on “git-diffn.sh” <text:span text:style-name="T2">script.</text:span></text:p>
                  <text:list>
                    <text:list-item>
                      <text:p text:style-name="P7">Study and understand the whole awk program. </text:p>
                    </text:list-item>
                    <text:list-item>
                      <text:p text:style-name="P7">Modify it as necessary for working with non-color `git diff` output too!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20200608:</text:p>
          <text:list>
            <text:list-item>
              <text:p text:style-name="P16">See TODO in home/.bashrc:</text:p>
              <text:list>
                <text:list-item>
                  <text:p text:style-name="P16">Fix up `gs_git_branch_hash_bak` function and move it to “useful_scripts/git-branch_hash_bak”.</text:p>
                </text:list-item>
              </text:list>
            </text:list-item>
            <text:list-item>
              <text:p text:style-name="P17">See TODO in home/.gitconfig, and clean that all up</text:p>
            </text:list-item>
            <text:list-item>
              <text:p text:style-name="P17">Add `git-wtf` to my project, but rename it to `git-branch_status`, <text:span text:style-name="T3">and then create a symlink back to it called `git-wtf` since that’s the author’s original name for it; be sure to cite the original author</text:span></text:p>
            </text:list-item>
            <text:list-item>
              <text:p text:style-name="P18">See TODO in “useful_scripts/scratch_work/gawk_git_diff_with_line_numbers.sh'”; <text:span text:style-name="T4">once you’ve done those todo items, delete this file entirely</text:span></text:p>
            </text:list-item>
            <text:list-item>
              <text:p text:style-name="P19">See TODO in “home/.bash_aliases” file: </text:p>
              <text:list>
                <text:list-item>
                  <text:p text:style-name="P19">move all of my custom aliases from ~/.bashrc to home/.bash_aliases instead</text:p>
                </text:list-item>
                <text:list-item>
                  <text:p text:style-name="P19">Also, get rid of all "_echo" type commands, since it turns out you can just type `alias myalias` instead to see what its full command is! Document that in the home/.bash_aliases file and in ~/.bashrc too.</text:p>
                </text:list-item>
              </text:list>
            </text:list-item>
            <text:list-item>
              <text:p text:style-name="P11">TODO: See <text:span text:style-name="T6">TODO in </text:span>useful_scripts/ros_readbagfile.py</text:p>
              <text:list>
                <text:list-item>
                  <text:p text:style-name="P11">convert this entire Python script to a C++ program using the [C++ rosbag API](http://wiki.ros.org/rosbag/Code%20API#cpp_api), to hopefully achieve a speed-up of ~13x or so.</text:p>
                </text:list-item>
              </text:list>
            </text:list-item>
            <text:list-item>
              <text:p text:style-name="P20">Create a ROS wiki username so I can log in and perhaps edit the ROS wikis online!</text:p>
              <text:list>
                <text:list-item>
                  <text:p text:style-name="P8"><text:span text:style-name="T5">Ex: </text:span><text:a xlink:type="simple" xlink:href="http://wiki.ros.org/rosbag/Commandline" text:style-name="Internet_20_link" text:visited-style-name="Visited_20_Internet_20_Link"><text:span text:style-name="T7">http://wiki.ros.org/rosbag/Commandline</text:span></text:a></text:p>
                </text:list-item>
              </text:list>
            </text:list-item>
            <text:list-item>
              <text:p text:style-name="P10">*****<text:span text:style-name="T8">+Add a little bash script/tool to convert absolute symbolic links to relative symbolic links. </text:span></text:p>
              <text:list>
                <text:list-item>
                  <text:p text:style-name="P12">Be sure to make it “safe” so one can easily see a log of which links were changed when done, in case it botches them and they are broken and need to be reverted!</text:p>
                </text:list-item>
              </text:list>
            </text:list-item>
          </text:list>
        </text:list-item>
        <text:list-item>
          <text:p text:style-name="P13">20200609:</text:p>
          <text:list>
            <text:list-item>
              <text:p text:style-name="P13">useful_scripts/sync_git_repo_from_pc1_to_pc2.sh:</text:p>
              <text:list>
                <text:list-item>
                  <text:p text:style-name="P21">Rename it from “sync_git_repo_from_pc1_to_pc2.sh” → “git-sync_repo_from_pc1_to_pc2.sh”, or maybe just to “git-sync_repo.sh” (yeah, I like this one better), so it can be called simply as `git sync_repo_from_pc1_to_pc2` or `git sync_repo`. </text:p>
                  <text:list>
                    <text:list-item>
                      <text:p text:style-name="P22">Also rename “home/.sync_git_repo” → “home/.git_sync_repo”</text:p>
                    </text:list-item>
                  </text:list>
                </text:list-item>
                <text:list-item>
                  <text:p text:style-name="P22">Update the script to make it more obvious which PC hostname (or IP) it’s syncing FROM and TO.</text:p>
                </text:list-item>
                <text:list-item>
                  <text:p text:style-name="P14"><text:soft-page-break/>Update the script to be more versatile:</text:p>
                  <text:list>
                    <text:list-item>
                      <text:p text:style-name="P22">Perhaps you have multiple computers you want to sync TO from your current PC, so update the .git_sync_repo file to have a bash ARRAY OF TARGET PCS to sync to. Allow the script to let you specify WHICH ONE you’d like to sync to, in a variety of ways. Ex:</text:p>
                    </text:list-item>
                    <text:list-item>
                      <text:p text:style-name="P22">`git sync_repo` = sync to all target PC2s</text:p>
                    </text:list-item>
                    <text:list-item>
                      <text:p text:style-name="P22">`git sync_repo 1` = sync to the first one in the bash array</text:p>
                    </text:list-item>
                    <text:list-item>
                      <text:p text:style-name="P22">`git sync_repo 2` = sync to the 2<text:span text:style-name="T9">nd</text:span> one in the bash array</text:p>
                    </text:list-item>
                    <text:list-item>
                      <text:p text:style-name="P22">`git sync_repo 0` = not allowed; error out</text:p>
                    </text:list-item>
                    <text:list-item>
                      <text:p text:style-name="P22">`git sync_repo my_hostname1` = search the bash array for my_hostname1, and if it is found, sync to it. You can ONLY sync like this to a host which is in the bash array.</text:p>
                    </text:list-item>
                    <text:list-item>
                      <text:p text:style-name="P22">`git sync_repo my_hostname2` = same as above, except searching for this hostname in the array instead</text:p>
                    </text:list-item>
                    <text:list-item>
                      <text:p text:style-name="P22">`git sync_repo username@hostname:target_dir` = allow the user to explicitly define the target PC2. With this usage, a ~/.git_sync_repo file on your local machine is NOT required, because this explicit usage replaces the need for that file!</text:p>
                    </text:list-item>
                  </text:list>
                </text:list-item>
              </text:list>
            </text:list-item>
            <text:list-item>
              <text:p text:style-name="P15">Get my `git filechange-search` script to use `git diffn` under the hood if it’s available, and to print a NOTICE if it is not, and to use `git diff` in that case.</text:p>
            </text:list-item>
          </text:list>
        </text:list-item>
        <text:list-item>
          <text:p text:style-name="P23"><text:span text:style-name="T11">Add info about the bash linter, `shellcheck`, </text:span><text:span text:style-name="T12">which is SUPER useful!</text:span> <text:span text:style-name="T10">DONE!</text:span></text:p>
        </text:list-item>
        <text:list-item>
          <text:p text:style-name="P24"/>
        </text:list-item>
        <text:list-item>
          <text:p text:style-name="P24"/>
        </text:list-item>
        <text:list-item>
          <text:p text:style-name="P25"/>
        </text:list-item>
        <text:list-item>
          <text:p text:style-name="P26"/>
        </text:list-item>
        <text:list-item>
          <text:p text:style-name="P26"/>
        </text:list-item>
        <text:list-item>
          <text:p text:style-name="P26"/>
        </text:list-item>
        <text:list-item>
          <text:p text:style-name="P26"/>
        </text:list-item>
        <text:list-item>
          <text:p text:style-name="P26"/>
        </text:list-item>
        <text:list-item>
          <text:p text:style-name="P25"/>
        </text:list-item>
        <text:list-item>
          <text:p text:style-name="P27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8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RCaGuy_dotfiles - what to work on next</text:span><text:tab/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2-15T09:17:52.915364562</meta:creation-date>
    <dc:date>2020-07-11T14:42:14.535619928</dc:date>
    <meta:editing-duration>P5DT19H21M28S</meta:editing-duration>
    <meta:editing-cycles>33</meta:editing-cycles>
    <meta:generator>LibreOffice/6.4.5.2$Linux_X86_64 LibreOffice_project/1ed6aca320d7f4d82924e6cec66e4f7527376448</meta:generator>
    <meta:document-statistic meta:table-count="0" meta:image-count="0" meta:object-count="0" meta:page-count="2" meta:paragraph-count="53" meta:word-count="619" meta:character-count="3716" meta:non-whitespace-character-count="3186"/>
  </office:meta>
</office:document-meta>
</file>